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.1752in" fo:margin-bottom="0.4in" loext:contextual-spacing="false" fo:line-height="100%" fo:text-align="center" style:justify-single-word="false" fo:text-indent="0in" style:auto-text-indent="false" style:page-number="1"/>
    </style:style>
    <style:style style:name="P2" style:family="paragraph" style:parent-style-name="Standard">
      <style:paragraph-properties fo:margin-left="0in" fo:margin-right="0in" fo:margin-top="0in" fo:margin-bottom="0.2252in" loext:contextual-spacing="false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3%" fo:text-align="start" style:justify-single-word="false" fo:text-indent="0in" style:auto-text-indent="false">
        <style:tab-stops>
          <style:tab-stop style:position="1.472in"/>
          <style:tab-stop style:position="5.8528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15in" fo:margin-bottom="0in" loext:contextual-spacing="false" fo:line-height="100%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.15in" fo:margin-bottom="0in" loext:contextual-spacing="false" fo:line-height="100%" fo:text-align="start" style:justify-single-word="false" fo:text-indent="0in" style:auto-text-indent="false">
        <style:tab-stops>
          <style:tab-stop style:position="1.472in"/>
          <style:tab-stop style:position="5.9902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.15in" fo:margin-bottom="0in" loext:contextual-spacing="false" fo:line-height="100%" fo:text-align="start" style:justify-single-word="false" fo:text-indent="0in" style:auto-text-indent="false">
        <style:tab-stops>
          <style:tab-stop style:position="2.5902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5in" fo:margin-bottom="0in" loext:contextual-spacing="false" fo:line-height="100%" fo:text-align="start" style:justify-single-word="false" fo:text-indent="0in" style:auto-text-indent="false">
        <style:tab-stops>
          <style:tab-stop style:position="1.8701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in" fo:margin-bottom="0in" loext:contextual-spacing="false" fo:line-height="110%" fo:text-align="start" style:justify-single-word="false" fo:text-indent="0in" style:auto-text-indent="false">
        <style:tab-stops>
          <style:tab-stop style:position="1.472in"/>
          <style:tab-stop style:position="5.905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252in" fo:margin-bottom="0in" loext:contextual-spacing="false" fo:line-height="100%" fo:text-align="start" style:justify-single-word="false" fo:text-indent="0in" style:auto-text-indent="false">
        <style:tab-stops>
          <style:tab-stop style:position="1.472in"/>
          <style:tab-stop style:position="5.7701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25in" fo:margin-bottom="0in" loext:contextual-spacing="false" fo:line-height="100%" fo:text-align="justify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.1752in" fo:margin-bottom="0.1752in" loext:contextual-spacing="false" fo:line-height="100%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752in" loext:contextual-spacing="false" fo:line-height="100%" fo:text-align="center" style:justify-single-word="false" fo:text-indent="0in" style:auto-text-indent="false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in" fo:margin-right="0in" fo:margin-top="0in" fo:margin-bottom="0.1752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1752in" loext:contextual-spacing="false" fo:line-height="100%" fo:text-align="start" style:justify-single-word="false" fo:text-indent="0in" style:auto-text-indent="false"/>
    </style:style>
    <style:style style:name="P15" style:family="paragraph" style:parent-style-name="Standard">
      <style:paragraph-properties fo:margin-left="1.45in" fo:margin-right="0.65in" fo:margin-top="0in" fo:margin-bottom="0in" loext:contextual-spacing="false" fo:line-height="100%" fo:text-align="start" style:justify-single-word="false" fo:text-indent="0in" style:auto-text-indent="false"/>
    </style:style>
    <style:style style:name="P16" style:family="paragraph" style:parent-style-name="Standard">
      <style:paragraph-properties fo:margin-left="1.45in" fo:margin-right="0.65in" fo:margin-top="0in" fo:margin-bottom="0in" loext:contextual-spacing="false" fo:line-height="100%" fo:text-align="start" style:justify-single-word="false" fo:text-indent="0in" style:auto-text-indent="false"/>
      <style:text-properties style:font-name="Arial" style:font-name-asian="Arial1" style:font-name-complex="Arial1"/>
    </style:style>
    <style:style style:name="P17" style:family="paragraph" style:parent-style-name="Standard">
      <style:paragraph-properties fo:margin-left="1.45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18" style:family="paragraph" style:parent-style-name="Standard">
      <style:paragraph-properties fo:margin-left="1.45in" fo:margin-right="0in" fo:margin-top="0in" fo:margin-bottom="0in" loext:contextual-spacing="false" fo:text-indent="0in" style:auto-text-indent="false"/>
    </style:style>
    <style:style style:name="P19" style:family="paragraph" style:parent-style-name="Standard">
      <style:paragraph-properties fo:margin-left="1.45in" fo:margin-right="0in" fo:margin-top="0in" fo:margin-bottom="0in" loext:contextual-spacing="false" fo:text-indent="0in" style:auto-text-indent="false"/>
      <style:text-properties style:font-name="Arial" style:font-name-asian="Arial1" style:font-name-complex="Arial1"/>
    </style:style>
    <style:style style:name="P20" style:family="paragraph" style:parent-style-name="Standard">
      <style:paragraph-properties fo:margin-top="0.15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2" style:family="paragraph" style:parent-style-name="Standard">
      <style:paragraph-properties fo:margin-left="0in" fo:margin-right="0in" fo:margin-top="0in" fo:margin-bottom="0.1752in" loext:contextual-spacing="false" fo:line-height="100%" fo:text-align="center" style:justify-single-word="false" fo:text-indent="0.5in" style:auto-text-indent="false"/>
    </style:style>
    <style:style style:name="P23" style:family="paragraph" style:parent-style-name="Standard">
      <style:paragraph-properties fo:margin-top="0in" fo:margin-bottom="0.1752in" loext:contextual-spacing="false" fo:line-height="100%" fo:text-align="center" style:justify-single-word="false"/>
    </style:style>
    <style:style style:name="P24" style:family="paragraph" style:parent-style-name="Standard">
      <style:paragraph-properties fo:margin-top="0in" fo:margin-bottom="0.1752in" loext:contextual-spacing="false" fo:line-height="100%" fo:text-align="center" style:justify-single-word="false"/>
      <style:text-properties style:font-name="Arial" style:font-name-asian="Arial1" style:font-name-complex="Arial1"/>
    </style:style>
    <style:style style:name="T1" style:family="text">
      <style:text-properties fo:color="#000000" style:text-line-through-style="none" style:text-line-through-type="none" style:text-position="0% 100%" style:font-name="Arial" fo:font-size="19.5pt" fo:font-weight="bold" style:font-name-asian="Arial1" style:font-size-asian="19.5pt" style:font-weight-asian="bold" style:font-name-complex="Arial1" style:font-size-complex="19.5pt"/>
    </style:style>
    <style:style style:name="T2" style:family="text">
      <style:text-properties fo:color="#000000" style:text-line-through-style="none" style:text-line-through-type="none" style:text-position="0% 100%" style:font-name="Arial" fo:font-size="11pt" style:font-name-asian="Arial1" style:font-size-asian="11pt" style:font-name-complex="Arial1" style:font-size-complex="11pt"/>
    </style:style>
    <style:style style:name="T3" style:family="text">
      <style:text-properties fo:color="#000000" style:text-line-through-style="none" style:text-line-through-type="none" style:text-position="0% 100%" style:font-name="Arial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fo:color="#000000" style:text-line-through-style="none" style:text-line-through-type="none" style:text-position="0% 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5" style:family="text">
      <style:text-properties style:font-name="Arial" fo:font-weight="bold" style:font-name-asian="Arial1" style:font-weight-asian="bold" style:font-name-complex="Arial1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style:text-underline-style="solid" style:text-underline-width="auto" style:text-underline-color="font-color" style:font-name-asian="Arial1" style:font-name-complex="Arial1"/>
    </style:style>
    <style:style style:name="T8" style:family="text">
      <style:text-properties style:font-name="Arial" fo:background-color="#fafafa" loext:char-shading-value="0" style:font-name-asian="Arial1" style:font-name-complex="Arial1"/>
    </style:style>
    <style:style style:name="T9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10" style:family="text">
      <style:text-properties fo:color="#222222" style:font-name="Arial" style:font-name-asian="Arial1" style:font-name-complex="Arial1" fo:background-color="#ffffff"/>
    </style:style>
    <style:style style:name="T11" style:family="text">
      <style:text-properties fo:color="#000080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adávací list</text:span></text:p>
      <text:p text:style-name="P2"><text:span text:style-name="T2">Smluvní strany uzavírají dohodu za následujících podmínek:</text:span></text:p>
      <text:p text:style-name="P3"><text:span text:style-name="T3">Zadavatel:</text:span><text:span text:style-name="T5"><text:tab/></text:span><text:span text:style-name="T3">Česká pirátská strana, </text:span><text:span text:style-name="T2">krajské sdružení P</text:span><text:span text:style-name="T6">ardubický kraj</text:span></text:p>
      <text:p text:style-name="P15"><text:span text:style-name="T6">kontakt</text:span><text:span text:style-name="T2">: </text:span><text:span text:style-name="T6">Jiří Jansa</text:span><text:span text:style-name="T2">, e-mail: </text:span><text:a xlink:type="simple" xlink:href="mailto:jiri.jansa@pirati.cz" text:style-name="ListLabel_20_1" text:visited-style-name="ListLabel_20_1"><text:span text:style-name="T9">jiri.jansa@pirati.cz</text:span></text:a><text:span text:style-name="T6">, předseda krajského sdružení Pardubického kraje</text:span></text:p>
      <text:p text:style-name="P15"><text:span text:style-name="T6">Zdeněk Kubala</text:span><text:span text:style-name="T2">, e-mail: </text:span><text:a xlink:type="simple" xlink:href="mailto:zdenek.kubala@pirati.cz" text:style-name="ListLabel_20_1" text:visited-style-name="ListLabel_20_1"><text:span text:style-name="T9">zdenek.kubala@pirati.cz</text:span></text:a><text:span text:style-name="T7">, </text:span><text:span text:style-name="T6">místopředseda</text:span><text:span text:style-name="T2"> </text:span><text:span text:style-name="T6">krajského sdružení Pardubického kraje</text:span></text:p>
      <text:p text:style-name="P16"/>
      <text:p text:style-name="P15"><text:span text:style-name="T6">a</text:span></text:p>
      <text:p text:style-name="P16"/>
      <text:p text:style-name="P15"><text:span text:style-name="T5">Roman Šemík</text:span><text:span text:style-name="T6">, dat. nar. 14. 1. 1962, bydliště: Schoellerova 936, Praha Čakovice, PSČ 196 00</text:span></text:p>
      <text:p text:style-name="P5"><text:span text:style-name="T3">Dodavatel:<text:tab/></text:span><text:span text:style-name="T5">Miluše Kotišová</text:span><text:span text:style-name="T2">, </text:span><text:span text:style-name="T6">sídlo: Nepomuk, Jirky Kubíka 121, PSČ 335 01<text:tab/><text:tab/><text:tab/>IČ: 61758370</text:span></text:p>
      <text:p text:style-name="P8"><text:span text:style-name="T3">Zadané úkoly:<text:tab/></text:span><text:span text:style-name="T2">Management volební kampaně </text:span><text:span text:style-name="T6">Romana Šemíka</text:span><text:span text:style-name="T2"> pro volby do </text:span></text:p>
      <text:p text:style-name="P17"><text:span text:style-name="T6">Senátu Parlamentu ČR, </text:span><text:span text:style-name="T10">zejména koordinace dobrovolníků, předvolebních akcí, PR, shánění dárců.</text:span></text:p>
      <text:p text:style-name="P17"><text:span text:style-name="T6">P</text:span><text:span text:style-name="T2">lnění smlouvy bude reportováno na bázi schůzek 1 týdně</text:span><text:span text:style-name="T10"> a bude dodáno závěrečné souhrnné vyhodnocení.</text:span></text:p>
      <text:p text:style-name="P4"><text:span text:style-name="T3">Časová náročnost: </text:span><text:span text:style-name="T6">celkem 300 hodin</text:span></text:p>
      <text:p text:style-name="P17"><text:span text:style-name="T6">20</text:span><text:span text:style-name="T2"> hodin týdně (během srpna),</text:span></text:p>
      <text:p text:style-name="P17"><text:span text:style-name="T6">35</text:span><text:span text:style-name="T2"> hodin týdně (během horké fáze kampaně v září a říjnu)</text:span></text:p>
      <text:p text:style-name="P6"><text:span text:style-name="T3">Smluvní typ:<text:tab/></text:span><text:span text:style-name="T2">příkazní smlouva</text:span></text:p>
      <text:p text:style-name="P7"><text:span text:style-name="T3">Místo p</text:span><text:span text:style-name="T5">l</text:span><text:span text:style-name="T3">nění:<text:tab/></text:span><text:span text:style-name="T2">Praha</text:span></text:p>
      <text:p text:style-name="P9"><text:span text:style-name="T3">Odměna:<text:tab/></text:span><text:span text:style-name="T6">1</text:span><text:span text:style-name="T2"> Kč za celou kampaň (slovy: </text:span><text:span text:style-name="T6">jedna</text:span><text:span text:style-name="T2"> koruna česk</text:span><text:span text:style-name="T6">á</text:span><text:span text:style-name="T2">)</text:span></text:p>
      <text:p text:style-name="P17"><text:span text:style-name="T2">+ motivační bonusy</text:span></text:p>
      <text:p text:style-name="P18"><text:span text:style-name="T6">za zisk alespoň 6 % hlasů navíc odměna 20 000 Kč - zaplatí Česká pirátská strana</text:span></text:p>
      <text:p text:style-name="P18"><text:span text:style-name="T6">za postup do 2. kola navíc odměna 40 000 Kč - zaplatí Roman Šemík z volebního účtu číslo </text:span><text:span text:style-name="T8">2201172780 / 2010</text:span></text:p>
      <text:p text:style-name="P18"><text:span text:style-name="T6">za zisk mandátu senátora navíc odměna 40 000 Kč - zaplatí Roman Šemík</text:span></text:p>
      <text:p text:style-name="P19"/>
      <text:p text:style-name="P4"><text:span text:style-name="T3">Termín provedení: </text:span><text:span text:style-name="T2">do </text:span><text:span text:style-name="T6">15</text:span><text:span text:style-name="T2">. 10. 201</text:span><text:span text:style-name="T6">8</text:span></text:p>
      <text:p text:style-name="P20"><text:soft-page-break/><text:span text:style-name="T5">Termín vyplacení odměny</text:span><text:span text:style-name="T6">: do 30.10. 2018</text:span></text:p>
      <text:p text:style-name="P10"><text:span text:style-name="T2">Vztah mezi smluvními stranami se dále řídí podmínkami zadavatele pro placené úkoly zveřejněnými na </text:span><text:span text:style-name="T4">&lt;</text:span><text:a xlink:type="simple" xlink:href="https://www.pirati.cz/rules/ppu" text:style-name="ListLabel_20_2" text:visited-style-name="ListLabel_20_2"><text:span text:style-name="T11">https://www.pirati.cz/rules/ppu</text:span></text:a><text:span text:style-name="T4">&gt;,</text:span><text:span text:style-name="T2"> s nimiž se smluvní strany seznámily a zavazují se je dodržovat. Na důkaz seznámení se s podmínkami a uzavření smlouvy připojují smluvní strany své podpisy:</text:span></text:p>
      <text:p text:style-name="P11"><text:span text:style-name="T2">V </text:span><text:span text:style-name="T6">Chrudimi </text:span><text:span text:style-name="T2">dne </text:span><text:span text:style-name="T6">8</text:span><text:span text:style-name="T2">. </text:span><text:span text:style-name="T6">září</text:span><text:span text:style-name="T2"> 201</text:span><text:span text:style-name="T6">8</text:span></text:p>
      <text:section text:style-name="Sect1" text:name="TextSection">
        <text:p text:style-name="P22"><text:span text:style-name="T2">Za zadavatele:<text:tab/><text:tab/></text:span><text:span text:style-name="T6">Za zadavatele:</text:span><text:span text:style-name="T2"><text:tab/></text:span></text:p>
        <text:p text:style-name="P12"/>
        <text:p text:style-name="P13"><text:span text:style-name="T6">. . . . . . . . . . . <text:tab/><text:tab/><text:tab/>. . . . . . . . . . . . .</text:span></text:p>
        <text:p text:style-name="P13"><text:span text:style-name="T6">Jiří Jansa<text:tab/><text:tab/><text:tab/>Zdeněk Kubala</text:span></text:p>
        <text:p text:style-name="P21"/>
        <text:p text:style-name="P21"/>
        <text:p text:style-name="P21"/>
        <text:p text:style-name="P21"/>
      </text:section>
      <text:section text:style-name="Sect1" text:name="Section1">
        <text:p text:style-name="P23"><text:span text:style-name="T6">Za zadavatele:<text:tab/><text:tab/>Za dodavatele:</text:span></text:p>
        <text:p text:style-name="P24"/>
        <text:p text:style-name="P23"><text:span text:style-name="T6">. . . . . . . . . . . <text:tab/><text:tab/><text:tab/>. . . . . . . . . . . . .</text:span></text:p>
        <text:p text:style-name="P23"><text:span text:style-name="T6">Roman Šemík<text:tab/><text:tab/><text:tab/>Miluše Kotišová</text:span></text:p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false" style:font-name-asian="Liberation Serif1" style:font-size-asian="11pt" style:language-asian="zh" style:country-asian="CN" style:font-name-complex="Liberation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cs" fo:country="CZ" style:letter-kerning="false" style:font-name-asian="Liberation Serif1" style:font-size-asian="11pt" style:language-asian="zh" style:country-asian="CN" style:font-name-complex="Liberation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64in" fo:page-height="11.7043in" style:num-format="1" style:print-orientation="portrait" fo:margin-top="0.6752in" fo:margin-bottom="1.689in" fo:margin-left="1.0827in" fo:margin-right="1.0508in" style:writing-mode="lr-tb" style:layout-grid-color="#c0c0c0" style:layout-grid-lines="237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314" meta:character-count="1873" meta:non-whitespace-character-count="1574"/>
    <meta:generator>LibreOfficeDev/6.0.5.2$Linux_X86_64 LibreOffice_project/</meta:generator>
  </office:meta>
</office:document-meta>
</file>